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F0" style:family="paragraph">
      <style:paragraph-properties fo:break-before="page"/>
    </style:style>
    <style:style style:name="P2" style:parent-style-name="Standard" style:family="paragraph">
      <style:paragraph-properties fo:text-align="center" fo:margin-top="0.0833in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Заголовок2" style:family="paragraph">
      <style:paragraph-properties fo:margin-top="0.0833in"/>
    </style:style>
    <style:style style:name="P5" style:parent-style-name="Заголовок4" style:family="paragraph">
      <style:paragraph-properties fo:margin-top="0.0833in" fo:margin-bottom="0.0555in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Заголовок4" style:family="paragraph">
      <style:paragraph-properties fo:margin-top="0.0833in" fo:margin-bottom="0.0555in"/>
    </style:style>
    <style:style style:name="P28" style:parent-style-name="Литература" style:family="paragraph"/>
    <style:style style:name="T29" style:parent-style-name="Основнойшрифтабзаца" style:family="text">
      <style:text-properties fo:language="en" fo:country="US"/>
    </style:style>
    <style:style style:name="P30" style:parent-style-name="Заголовок4" style:family="paragraph">
      <style:paragraph-properties fo:margin-top="0.0833in"/>
    </style:style>
    <style:style style:name="P31" style:parent-style-name="Литература" style:family="paragraph"/>
    <style:style style:name="P32" style:parent-style-name="Заголовок2" style:family="paragraph">
      <style:paragraph-properties fo:margin-top="0.125in"/>
    </style:style>
    <style:style style:name="P33" style:parent-style-name="Заголовок3" style:family="paragraph">
      <style:paragraph-properties fo:margin-top="0.0833in"/>
    </style:style>
    <style:style style:name="T34" style:parent-style-name="Основнойшрифтабзаца" style:family="text">
      <style:text-properties fo:font-style="italic" style:font-style-asian="italic"/>
    </style:style>
    <style:style style:name="T35" style:parent-style-name="Основнойшрифтабзаца" style:family="text">
      <style:text-properties fo:font-style="italic" style:font-style-asian="italic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font-style="italic" style:font-style-asian="italic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font-style="italic" style:font-style-asian="italic"/>
    </style:style>
    <style:style style:name="T40" style:parent-style-name="Основнойшрифтабзаца" style:family="text">
      <style:text-properties fo:font-style="italic" style:font-style-asian="italic"/>
    </style:style>
    <style:style style:name="T41" style:parent-style-name="Основнойшрифтабзаца" style:family="text">
      <style:text-properties fo:font-style="italic" style:font-style-asian="italic"/>
    </style:style>
    <style:style style:name="T42" style:parent-style-name="Основнойшрифтабзаца" style:family="text">
      <style:text-properties fo:font-style="italic" style:font-style-asian="italic"/>
    </style:style>
    <style:style style:name="T43" style:parent-style-name="Основнойшрифтабзаца" style:family="text">
      <style:text-properties fo:font-style="italic" style:font-style-asian="italic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font-style="italic" style:font-style-asian="italic"/>
    </style:style>
    <style:style style:name="T47" style:parent-style-name="Основнойшрифтабзаца" style:family="text">
      <style:text-properties fo:font-style="italic" style:font-style-asian="italic"/>
    </style:style>
    <style:style style:name="T48" style:parent-style-name="Основнойшрифтабзаца" style:family="text">
      <style:text-properties fo:font-style="italic" style:font-style-asian="italic"/>
    </style:style>
    <style:style style:name="T49" style:parent-style-name="Основнойшрифтабзаца" style:family="text">
      <style:text-properties fo:font-style="italic" style:font-style-asian="italic"/>
    </style:style>
    <style:style style:name="T50" style:parent-style-name="Основнойшрифтабзаца" style:family="text">
      <style:text-properties fo:font-style="italic" style:font-style-asian="italic"/>
    </style:style>
    <style:style style:name="T51" style:parent-style-name="Основнойшрифтабзаца" style:family="text">
      <style:text-properties fo:font-style="italic" style:font-style-asian="italic"/>
    </style:style>
    <style:style style:name="T52" style:parent-style-name="Основнойшрифтабзаца" style:family="text">
      <style:text-properties fo:font-style="italic" style:font-style-asian="italic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font-style="italic" style:font-style-asian="italic"/>
    </style:style>
    <style:style style:name="T56" style:parent-style-name="Основнойшрифтабзаца" style:family="text">
      <style:text-properties fo:font-style="italic" style:font-style-asian="italic"/>
    </style:style>
    <style:style style:name="T57" style:parent-style-name="Основнойшрифтабзаца" style:family="text">
      <style:text-properties fo:font-style="italic" style:font-style-asian="italic"/>
    </style:style>
    <style:style style:name="T58" style:parent-style-name="Основнойшрифтабзаца" style:family="text">
      <style:text-properties fo:font-style="italic" style:font-style-asian="italic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font-style="italic" style:font-style-asian="italic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font-style="italic" style:font-style-asian="italic"/>
    </style:style>
    <style:style style:name="T65" style:parent-style-name="Основнойшрифтабзаца" style:family="text">
      <style:text-properties fo:font-style="italic" style:font-style-asian="italic"/>
    </style:style>
    <style:style style:name="T66" style:parent-style-name="Основнойшрифтабзаца" style:family="text">
      <style:text-properties fo:font-style="italic" style:font-style-asian="italic"/>
    </style:style>
    <style:style style:name="T67" style:parent-style-name="Основнойшрифтабзаца" style:family="text">
      <style:text-properties fo:font-style="italic" style:font-style-asian="italic"/>
    </style:style>
    <style:style style:name="T68" style:parent-style-name="Основнойшрифтабзаца" style:family="text">
      <style:text-properties fo:font-style="italic" style:font-style-asian="italic"/>
    </style:style>
    <style:style style:name="T69" style:parent-style-name="Основнойшрифтабзаца" style:family="text">
      <style:text-properties fo:font-style="italic" style:font-style-asian="italic"/>
    </style:style>
    <style:style style:name="T70" style:parent-style-name="Основнойшрифтабзаца" style:family="text">
      <style:text-properties fo:font-style="italic" style:font-style-asian="italic"/>
    </style:style>
    <style:style style:name="T71" style:parent-style-name="Основнойшрифтабзаца" style:family="text">
      <style:text-properties fo:font-style="italic" style:font-style-asian="italic"/>
    </style:style>
    <style:style style:name="T72" style:parent-style-name="Основнойшрифтабзаца" style:family="text">
      <style:text-properties fo:font-style="italic" style:font-style-asian="italic"/>
    </style:style>
    <style:style style:name="T73" style:parent-style-name="Основнойшрифтабзаца" style:family="text">
      <style:text-properties fo:font-style="italic" style:font-style-asian="italic"/>
    </style:style>
    <style:style style:name="T74" style:parent-style-name="Основнойшрифтабзаца" style:family="text">
      <style:text-properties fo:font-style="italic" style:font-style-asian="italic"/>
    </style:style>
    <style:style style:name="T75" style:parent-style-name="Основнойшрифтабзаца" style:family="text">
      <style:text-properties fo:font-weight="bold" style:font-weight-asian="bold"/>
    </style:style>
    <style:style style:name="T76" style:parent-style-name="Основнойшрифтабзаца" style:family="text">
      <style:text-properties fo:font-style="italic" style:font-style-asian="italic"/>
    </style:style>
    <style:style style:name="T77" style:parent-style-name="Основнойшрифтабзаца" style:family="text">
      <style:text-properties fo:font-style="italic" style:font-style-asian="italic"/>
    </style:style>
    <style:style style:name="T78" style:parent-style-name="Основнойшрифтабзаца" style:family="text">
      <style:text-properties fo:font-style="italic" style:font-style-asian="italic" fo:language="en" fo:country="US"/>
    </style:style>
    <style:style style:name="T79" style:parent-style-name="Основнойшрифтабзаца" style:family="text">
      <style:text-properties fo:font-style="italic" style:font-style-asian="italic"/>
    </style:style>
    <style:style style:name="T80" style:parent-style-name="Основнойшрифтабзаца" style:family="text">
      <style:text-properties fo:font-style="italic" style:font-style-asian="italic"/>
    </style:style>
    <style:style style:name="T81" style:parent-style-name="Основнойшрифтабзаца" style:family="text">
      <style:text-properties fo:font-style="italic" style:font-style-asian="italic"/>
    </style:style>
    <style:style style:name="T82" style:parent-style-name="Основнойшрифтабзаца" style:family="text">
      <style:text-properties fo:font-style="italic" style:font-style-asian="italic"/>
    </style:style>
    <style:style style:name="T83" style:parent-style-name="Основнойшрифтабзаца" style:family="text">
      <style:text-properties fo:font-style="italic" style:font-style-asian="italic"/>
    </style:style>
    <style:style style:name="T84" style:parent-style-name="Основнойшрифтабзаца" style:family="text">
      <style:text-properties fo:font-style="italic" style:font-style-asian="italic"/>
    </style:style>
    <style:style style:name="T85" style:parent-style-name="Основнойшрифтабзаца" style:family="text">
      <style:text-properties fo:font-style="italic" style:font-style-asian="italic"/>
    </style:style>
    <style:style style:name="T86" style:parent-style-name="Основнойшрифтабзаца" style:family="text">
      <style:text-properties fo:font-style="italic" style:font-style-asian="italic"/>
    </style:style>
    <style:style style:name="T87" style:parent-style-name="Основнойшрифтабзаца" style:family="text">
      <style:text-properties fo:font-style="italic" style:font-style-asian="italic"/>
    </style:style>
    <style:style style:name="T88" style:parent-style-name="Основнойшрифтабзаца" style:family="text">
      <style:text-properties fo:font-style="italic" style:font-style-asian="italic"/>
    </style:style>
    <style:style style:name="T89" style:parent-style-name="Основнойшрифтабзаца" style:family="text">
      <style:text-properties fo:font-weight="bold" style:font-weight-asian="bold"/>
    </style:style>
    <style:style style:name="T90" style:parent-style-name="Основнойшрифтабзаца" style:family="text">
      <style:text-properties fo:font-style="italic" style:font-style-asian="italic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font-style="italic" style:font-style-asian="italic"/>
    </style:style>
    <style:style style:name="T93" style:parent-style-name="Основнойшрифтабзаца" style:family="text">
      <style:text-properties fo:font-weight="bold" style:font-weight-asian="bold"/>
    </style:style>
    <style:style style:name="T94" style:parent-style-name="Основнойшрифтабзаца" style:family="text">
      <style:text-properties fo:font-style="italic" style:font-style-asian="italic"/>
    </style:style>
    <style:style style:name="T95" style:parent-style-name="Основнойшрифтабзаца" style:family="text">
      <style:text-properties fo:font-style="italic" style:font-style-asian="italic"/>
    </style:style>
    <style:style style:name="T96" style:parent-style-name="Основнойшрифтабзаца" style:family="text">
      <style:text-properties fo:font-weight="bold" style:font-weight-asian="bold"/>
    </style:style>
    <style:style style:name="P97" style:parent-style-name="Вопросы" style:family="paragraph"/>
    <style:style style:name="P98" style:parent-style-name="Вопросы" style:family="paragraph">
      <style:paragraph-properties fo:text-align="center"/>
    </style:style>
    <style:style style:name="T99" style:parent-style-name="Основнойшрифтабзаца" style:family="text">
      <style:text-properties fo:font-weight="bold" style:font-weight-asian="bold"/>
    </style:style>
    <style:style style:name="T100" style:parent-style-name="Основнойшрифтабзаца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h text:style-name="P1" text:outline-level="1">Теория вероятностей и математическая статистика</text:h>
      <text:p text:style-name="P2">3-й семестр 2013–2014, спец. ИУ3, ИУ5, ИУ<text:span text:style-name="T3">6</text:span></text:p>
      <text:h text:style-name="P4" text:outline-level="2">ЛИТЕРАТУРА</text:h>
      <text:h text:style-name="P5" text:outline-level="4">Основная литература (ОЛ)</text:h>
      <text:p text:style-name="Литература">Гаврилов В.Р., Иванова Е.Е., Морозова В.Д. Кратные и<text:s/>криволинейные интегралы. Элементы теории поля: Учеб. для вузов / Под ред. В.С.Зарубина, А.П.<text:span text:style-name="T6"> </text:span>Крищенко.<text:s/>М.: Изд-во МГТУ им. Н.Э.Баумана, 2001. 492<text:span text:style-name="T7"> </text:span>с.</text:p>
      <text:p text:style-name="Литература">Власова<text:span text:style-name="T8"> </text:span>Е.А. Ряды: Учебник для вузов / Под ред. В.С.<text:span text:style-name="T9"> </text:span>Зарубина, А.П.<text:span text:style-name="T10"> </text:span>Крищенко. М.: Изд-во МГТУ им. Н.Э.<text:span text:style-name="T11"> </text:span>Баумана, 2000. 612<text:span text:style-name="T12"> </text:span>с<text:span text:style-name="T13">.</text:span></text:p>
      <text:p text:style-name="Литература">Теория вероятностей. /<text:s/>В.А. Печинкин, О.И. Тескин, Г.М. Цветкова и др.;<text:s/>Под ред. В.С.<text:span text:style-name="T14"> </text:span>Зарубина, А.П.<text:span text:style-name="T15"> </text:span>Крищенко.<text:s/>М.: Изд-во МГТУ им. Н.Э.<text:span text:style-name="T16"> </text:span>Баумана, 1998.<text:span text:style-name="T17"><text:s/></text:span>456<text:span text:style-name="T18"> </text:span>с.</text:p>
      <text:p text:style-name="Литература">Математическая статистика. /<text:s/>В.Б. Горяинов, И.В. Павлов, Г.М. Цветкова и др.;<text:s/>Под ред. В.С.<text:span text:style-name="T19"> </text:span>Зарубина, А.П.<text:span text:style-name="T20"> </text:span>Крищенко. М.: Изд-во МГТУ им. Н.Э.<text:span text:style-name="T21"> </text:span>Баумана, 2001.<text:span text:style-name="T22"><text:s/></text:span>424<text:span text:style-name="T23"> </text:span>с.</text:p>
      <text:p text:style-name="Литература">Сборник задач по математике для втузов. В четырех частях. Ч.4. / Под ред. А.В.Ефимова и А.С. Поспелова.<text:s/>М.: Наука, 2003. 432<text:span text:style-name="T24"> </text:span>с.</text:p>
      <text:p text:style-name="Литература">Задачи и упражнения по математическому анализу для втузов<text:s/>/<text:s/>Под ред. Б.П.<text:span text:style-name="T25"><text:s/></text:span>Демидовича. М.: Наука, 1970. 472<text:span text:style-name="T26"> </text:span>с.</text:p>
      <text:h text:style-name="P27" text:outline-level="4">Дополнительная литература (ДЛ)</text:h>
      <text:list text:style-name="WW8Num24">
        <text:list-item text:start-value="1">
          <text:p text:style-name="P28">Ширяев А.Н. Вероятность. М.: Наука, 1980. 576 с.</text:p>
        </text:list-item>
      </text:list>
      <text:p text:style-name="Литература">Ивченко Г.И., Медведев Ю.И. Математическая статистика. Учебное пособие для втузов. М.: Высш. шк., 1984.<text:s/>246<text:span text:style-name="T29"> </text:span>с.</text:p>
      <text:p text:style-name="Литература">Прохоров А.В., Ушаков В.Г., Ушаков Н.Г. Задачи по теории вероятностей. Основные понятия, предельные теоремы, случайные процессы. Наука, 1986, 328 с.</text:p>
      <text:p text:style-name="Литература">Ивченко Г.И., Медведев Ю.И., Чистяков А.В. Сборник задач по математической статистике. М.: Высш. шк., 1989, 256 с.</text:p>
      <text:p text:style-name="Литература">Сборник задач по теории вероятностей, математической статистике, теории случайных функций. <text:s/>Под ред. <text:s/>А.А.Свешникова. М.: Наука, 1965. 656 с.</text:p>
      <text:p text:style-name="Литература">Гмурман В.Е. Руководство к решению задач по теории вероятностей и математической статистике. Учеб. пособие для студентов вузов М.: Высш. шк., 1998. 400 с.</text:p>
      <text:p text:style-name="Литература">Вентцель Е.С., Овчаров Л.А. Задачи и упражнения по теории вероятностей. Учеб. пособие для втузов. М.: Высш. шк., 2000. 366 с.</text:p>
      <text:h text:style-name="P30" text:outline-level="4">Методические пособия (МП)</text:h>
      <text:list text:style-name="WW8Num24">
        <text:list-item text:start-value="1">
          <text:p text:style-name="P31">Тескин О.И., Тверетинов Д.И., Северцев Н.А.<text:s/>Методические указания к решению задач <text:s/>по теории вероятностей и математической статистике. М.: МВТУ, 1981. 58 с.</text:p>
        </text:list-item>
      </text:list>
      <text:p text:style-name="Литература">Панов <text:s/>В.Ф., <text:s/>Петрухина О.С., <text:s/>Сержантова М.М. <text:s/>Учебное пособие к проведению семинарских занятий по теории вероятностей и математической статистике. М.: МВТУ, 1988. 29 с.</text:p>
      <text:p text:style-name="Литература">Тескин О.И., Пустовалова Г.П., Сержантова М.М. Учебное пособие по применению вероятностных методов и статистических моделей в инженерных задачах.<text:s/>Ч. 1. М.: МВТУ, 1982. 52 с.</text:p>
      <text:p text:style-name="Литература">Тескин О.И., Пустовалова Г.П., Сержантова М.М. Учебное<text:s/>пособие по применению вероятностных методов и статистических моделей в инженерных задачах. Ч. 2. М.: МВТУ, 1983. 31 с.</text:p>
      <text:h text:style-name="P32" text:outline-level="2">Лекции</text:h>
      <text:h text:style-name="P33" text:outline-level="3">МОДУЛЬ 1: Кратные интегралы и числовые ряды</text:h>
      <text:p text:style-name="Лекция"><text:span text:style-name="T34">Лекция 1.</text:span><text:s/>Двойной интеграл, его свойства. Вычисление двойного интеграла в декартовой<text:s/>системе координат.</text:p>
      <text:p text:style-name="Textbody">ОЛ-1:<text:s/>1.1–1.7.</text:p>
      <text:soft-page-break/>
      <text:p text:style-name="Лекция"><text:span text:style-name="T35">Лекция 2.</text:span><text:s/>Замена переменных в двойном интеграле. Вычисление двойного интеграла в полярных координатах.</text:p>
      <text:p text:style-name="Textbody">ОЛ-1<text:span text:style-name="T36">:</text:span><text:s/>1.9.</text:p>
      <text:p text:style-name="Лекция"><text:span text:style-name="T37">Лекция 3.</text:span><text:s/>Тройной интеграл. Свойства тройного интеграла. Вычисление тройного интеграла в декартовой системе<text:s/>координат. Замена переменных в тройном интеграле. Вычисление тройного интеграла в цилиндрических и сферических координатах.</text:p>
      <text:p text:style-name="Textbody">ОЛ-1<text:span text:style-name="T38">:</text:span><text:s/>2.1–2.6.</text:p>
      <text:p text:style-name="Лекция"><text:span text:style-name="T39">Лекция 4.</text:span><text:s/>Числовые ряды. Сходящиеся и расходящиеся числовые ряды. Их свойства.</text:p>
      <text:p text:style-name="Textbody">ОЛ-2:<text:s/>1.1–1.3.</text:p>
      <text:p text:style-name="Лекция"><text:span text:style-name="T40">Лекция 5.</text:span><text:s/>Признаки сходимости знакоположительного ряда: сравнения, Даламбера, Коши, интегральный. Ряды Дирихле.</text:p>
      <text:p text:style-name="Textbody">ОЛ-2:<text:s/>1.4–1.7.</text:p>
      <text:p text:style-name="Лекция"><text:span text:style-name="T41">Лекция 6.</text:span><text:s/>Знакопеременные ряды. Условно и абсолютно сходящиеся ряды. Теорема об абсолютно сходящихся рядах. Знакочередующиеся ряды. Признак Лейбница.<text:s/>Оценка суммы и остатка ряда, удовлетворяющего признаку Лейбница.</text:p>
      <text:p text:style-name="Textbody">ОЛ-2:<text:s/>1.8, 1.9.</text:p>
      <text:h text:style-name="Заголовок3" text:outline-level="3">МОДУЛЬ 2: Теория вероятностей</text:h>
      <text:p text:style-name="Лекция"><text:span text:style-name="T42">Лекция 7.</text:span><text:s/>Случайное испытание. Элементарное событие и пространство элементарных событий. Случайные события и их свойства. Комбинаторное и геометрическое определение вероятности.</text:p>
      <text:p text:style-name="Textbody">ОЛ-3:<text:s/>1.1, 1.2, 2.1, 2.3.</text:p>
      <text:p text:style-name="Лекция"><text:span text:style-name="T43">Лекция 8.</text:span><text:s/>Аксиоматическое определение вероятности. Свойства вероятности. Теорема сложения вероятностей.</text:p>
      <text:p text:style-name="Textbody">ОЛ-3<text:span text:style-name="T44">:</text:span><text:s/>1.3, 2.5<text:span text:style-name="T45">.</text:span></text:p>
      <text:p text:style-name="Лекция"><text:span text:style-name="T46">Лекция 9.</text:span><text:s/>Условная вероятность. Теорема умножения. Независимые случайные события.</text:p>
      <text:p text:style-name="Textbody">ОЛ-3:<text:s/>3.1–3.3.</text:p>
      <text:p text:style-name="Лекция"><text:span text:style-name="T47">Лекция 10.</text:span><text:s/>Формула полной вероятности. Формула Байеса. Биномиальная схема независимых испытаний. Формула Бернулли и следствия из нее.</text:p>
      <text:p text:style-name="Textbody">ОЛ-3:<text:s/>3.4–3.6.</text:p>
      <text:p text:style-name="Лекция"><text:span text:style-name="T48">Лекция 11.</text:span><text:s/>Случайные величины. Функция распределения и ее свойства. Дискретные случайные величины. Определение математического ожидания и дисперсии дискретных случайных величин.</text:p>
      <text:p text:style-name="Textbody">ОЛ-3:<text:s/>4.1–4.3, 7.1–7.3.</text:p>
      <text:p text:style-name="Лекция"><text:span text:style-name="T49">Лекция 12.</text:span><text:s/>Непрерывные случайные величины. Плотность распределения вероятности и ее основные свойства. Функции от случайных величин.</text:p>
      <text:p text:style-name="Textbody">ОЛ-3:<text:s/>4.5, 6.1–6. 5.</text:p>
      <text:p text:style-name="Лекция"><text:span text:style-name="T50">Лекция 13.</text:span><text:s/>Основные вероятностные распределения: биномиальное, пуассоновское, геометрическое, равномерное, экспоненциальное, нормальное.</text:p>
      <text:p text:style-name="Textbody">ОЛ-3:<text:s/>4.4, 4.6.</text:p>
      <text:p text:style-name="Лекция"><text:span text:style-name="T51">Лекция 14.</text:span><text:s/>Математическое ожидание и его свойства. Дисперсия и ее свойства.</text:p>
      <text:p text:style-name="Textbody">ОЛ-3:<text:s/>7.1, 7.3.</text:p>
      <text:p text:style-name="Лекция"><text:span text:style-name="T52">Лекция 15.</text:span><text:s/>Случайные векторы. Свойства функции распределения случайного вектора. Дискретные случайные векторы.</text:p>
      <text:p text:style-name="Textbody">ОЛ-3<text:span text:style-name="T53">:</text:span><text:s/>5.1, 5.2<text:span text:style-name="T54">.</text:span></text:p>
      <text:p text:style-name="Лекция"><text:span text:style-name="T55">Лекция 16.</text:span><text:s/>Непрерывные случайные векторы. Свойства плотности распределения вероятности непрерывного случайного вектора. Вероятность попадания случайного вектора в<text:s/><text:soft-page-break/>прямоугольную и произвольную области.</text:p>
      <text:p text:style-name="Textbody">ОЛ-3:<text:s/>5.3.</text:p>
      <text:p text:style-name="Лекция"><text:span text:style-name="T56">Лекция 17.</text:span><text:s/>Ковариация и ее основные свойства. Коэффициент корреляции и его основные свойства.</text:p>
      <text:p text:style-name="Textbody">ОЛ-3:<text:s/>7.4, 5.5.</text:p>
      <text:p text:style-name="Лекция"><text:span text:style-name="T57">Лекция 18.</text:span><text:s/>Условные законы распределения. Условные математическое ожидание и дисперсия.</text:p>
      <text:p text:style-name="Textbody">ОЛ-3:<text:s/>8.1–8.2.</text:p>
      <text:p text:style-name="Лекция"><text:span text:style-name="T58">Лекция 19.</text:span><text:s/>Многомерное нормальное распределение. Линейные преобразования нормально распределенных случайных величин. Метод линеаризации.</text:p>
      <text:p text:style-name="Textbody">ОЛ-3<text:span text:style-name="T59">:</text:span><text:s/>5.5,<text:span text:style-name="T60"><text:s/></text:span>6.6<text:span text:style-name="T61">.</text:span></text:p>
      <text:p text:style-name="Лекция"><text:span text:style-name="T62">Лекция 20.</text:span><text:s/>Неравенства Чебышева. Закон больших чисел в форме Чебышева. Центральная предельная теорема. Теорема Муавра<text:span text:style-name="T63"> </text:span>—<text:s/>Лапласа.</text:p>
      <text:p text:style-name="Textbody">ОЛ-3:<text:s/>9.1–9.4.</text:p>
      <text:h text:style-name="Заголовок3" text:outline-level="3">МОДУЛЬ 3: <text:s/>Математическая статистика</text:h>
      <text:p text:style-name="Лекция"><text:span text:style-name="T64">Лекция 21.</text:span><text:s/>Основные задачи математической статистики. Определение случайной выборки, вариационного ряда, эмпирической функции распределения, гистограммы. Теорема о сходимости эмпирической функции распределения<text:s/>к теоретической. Выборочные числовые характеристики.</text:p>
      <text:p text:style-name="Textbody">ОЛ-4:<text:s/>1.1–1.2.</text:p>
      <text:p text:style-name="Лекция"><text:span text:style-name="T65">Лекция 22.</text:span><text:s/>Точечные оценки неизвестных параметров. Определение несмещенности и состоятельности оценок. Эффективные оценки. Метод моментов. Метод максимального правдоподобия.</text:p>
      <text:p text:style-name="Textbody">ОЛ-4:<text:s/>2.1, 2.2,<text:s/>2.3.</text:p>
      <text:p text:style-name="Лекция"><text:span text:style-name="T66">Лекция 23.</text:span><text:s/>Интервальное оценивание. Общие методы построения доверительных интервалов. Построение доверительных интервалов для математического ожидания нормальной случайной величины при известной и неизвестной дисперсиях. Построение доверительного интервала для дисперсии нормальной случайной величины при неизвестном математическом ожидании. Доверительный интервал для параметра биномиального распределения. Приближенные доверительные интервалы.</text:p>
      <text:p text:style-name="Textbody">ОЛ-4:<text:s/>3.1–3.3.</text:p>
      <text:p text:style-name="Лекция"><text:span text:style-name="T67">Лекция 24.</text:span><text:s/>Проверка статистических гипотез. Ошибки первого и второго рода при проверке <text:s/>гипотез, мощность критерия. Общая схема проверки гипотез. Критерий Неймана-Пирсона.</text:p>
      <text:p text:style-name="Textbody">ОЛ-4:<text:s/>4.1–4.3.</text:p>
      <text:p text:style-name="Лекция"><text:span text:style-name="T68">Лекция 25.</text:span><text:s/>Проверка гипотез о значении математическом ожидании нормальной случайной величины при известной и неизвестной дисперсиях. Проверка гипотезы о значении дисперсии нормальной случайной величины при неизвестном математическом ожидании. Проверка гипотез о равенстве математических ожиданий двух нормальных случайных величин, когда дисперсии неизвестны и равны. Проверка гипотез о равенстве дисперсий двух нормальных случайных величин.</text:p>
      <text:p text:style-name="Textbody">ОЛ-4:<text:s/>4.5.</text:p>
      <text:h text:style-name="Заголовок2" text:outline-level="2">Практические занятия</text:h>
      <text:h text:style-name="Заголовок3" text:outline-level="3">МОДУЛЬ 1: Кратные интегралы и числовые ряды</text:h>
      <text:p text:style-name="Лекция"><text:span text:style-name="T69">Занятие 1.</text:span><text:s/>Расстановка пределов и вычисление двойных интегралов в декартовых координатах.</text:p>
      <text:p text:style-name="Textbody">Ауд.:<text:s/>ОЛ-6:<text:s/>2113, 2114, 2116, 2125, 2128, 2131, 2154.</text:p>
      <text:soft-page-break/>
      <text:p text:style-name="Textbody">Дома: ОЛ-6: 2115, 2117, 2120, 2123, 2142, 2126, 2130, 2133, 2135</text:p>
      <text:p text:style-name="Лекция"><text:span text:style-name="T70">Занятие 2.</text:span><text:s/>Вычисление двойных интегралов в полярных координатах. Вычисление площадей плоских фигур. Вычисление объемов.</text:p>
      <text:p text:style-name="Textbody">Ауд.: ОЛ-6:<text:s/>2160, 2162, 64, 66, 68, 70, 72, 81, 83, Ауд.: 2194, 2196, 2198, 2202, 2205, 2207.</text:p>
      <text:p text:style-name="Textbody">Дома: ОЛ-6:<text:s/>2163, 2161, 2165, 2167, 2171, 2177, 2180, 2195, 2197, 2199, 2201, 2208.</text:p>
      <text:p text:style-name="Лекция"><text:span text:style-name="T71">Занятие 3.</text:span><text:s/>Вычисление тройных интегралов.</text:p>
      <text:p text:style-name="Textbody">Ауд.: ОЛ-6:<text:s/>2225, 2227, 2230, 2231, 2234 2240, 2241, 2243, 2245, 2259, 2265, 2287, 2269.</text:p>
      <text:p text:style-name="Textbody">Дома: ОЛ-6:<text:s/>2226, 2228, 2233, 2235, 2237 2250, 2253, 2256, 2264, 2266, 2268, 2270.</text:p>
      <text:p text:style-name="Лекция"><text:span text:style-name="T72">Занятие 4.</text:span><text:s/>Числовые ряды с положительными членами.</text:p>
      <text:p text:style-name="Textbody">Ауд.:<text:s/>ОЛ-6:<text:s/>2411, 2412, 2413, 2401, 2402, 2407, 2409, 2420, 2428, 2429, 2431, 2434, 2440, 2451, 2454, 2455, 2461, 2465.</text:p>
      <text:p text:style-name="Textbody">Дома:<text:s/>ОЛ-6:<text:s/>2414, 2415, 2403, 2410, 2418, 2425, 2426, 2427, 2430, 2435, 2439, 2441, 2443, 2450,<text:s/>2456, 2459, 2462.</text:p>
      <text:p text:style-name="Лекция"><text:span text:style-name="T73">Занятие 5.</text:span><text:s/>Числовые знакопеременные ряды.</text:p>
      <text:p text:style-name="Textbody">Ауд.:<text:s/>ОЛ-6: 2470, 2472, 2474, 2477, 2479, 2480, 2483.</text:p>
      <text:p text:style-name="Textbody">Дома: ОЛ-6: 2471, 2473, 2481, 2482, 2484.</text:p>
      <text:h text:style-name="Заголовок3" text:outline-level="3">МОДУЛЬ 2: Теория вероятностей</text:h>
      <text:p text:style-name="Лекция"><text:span text:style-name="T74">Занятие 6.</text:span><text:s/>Пространство элементарных событий. Алгебра событий. Классическое определение вероятностей<text:span text:style-name="T75">.<text:s/></text:span>Элементы комбинаторики. Непосредственный подсчет вероятностей. Геометрическое определение вероятностей.</text:p>
      <text:p text:style-name="Textbody">Ауд.: ОЛ-3 (вопросы и задачи): 1.13, 1.15, 1.21, 2.17, 2.21, 2.25, 2.27, 2.29, 2.33, 2.35, 2.39 или</text:p>
      <text:p text:style-name="Textbody">ОЛ-5: 18.1, 18.12,<text:s/>18.14, 18.16, 18.66, 18.79, 18.90, 18.98, 18.100, 18.142, 18.153.</text:p>
      <text:p text:style-name="Textbody">Дома: ОЛ-3 (вопросы и задачи): 1.12, 1.14, 1.20, 2.18, 2.22, 2.26, 2.28, 2.30, 2.32, 2.34, 2.38 или</text:p>
      <text:p text:style-name="Textbody">ОЛ-5: 18.2, 18.13, 18.15, 1817, 18.67, 18.80, 18.91, 18.99, 18.101, 18.143, 18.154.</text:p>
      <text:p text:style-name="Лекция"><text:span text:style-name="T76">Занят</text:span><text:span text:style-name="T77">ия 7</text:span><text:span text:style-name="T78">–</text:span><text:span text:style-name="T79">8.</text:span><text:s/>Условная вероятность. Теоремы умножения и сложения. Формула полной вероятности.</text:p>
      <text:p text:style-name="Textbody">Ауд.: ОЛ-3 (вопросы и задачи): 3.21, 3.23, 3.25, 3.26, 3.28, 3.31, 3.33 или</text:p>
      <text:p text:style-name="Textbody">ОЛ-5: 18.164, 18.176, 18.196, 18.229, 18.251.</text:p>
      <text:p text:style-name="Textbody">Дома: ОЛ-3 (вопросы и задачи): 3.22, 3.24,<text:s/>3.27, 3.29, 3.30, 3.23 или</text:p>
      <text:p text:style-name="Textbody">ОЛ-5: 18.165, 18.177, 18.197, 18.236, 18.252.</text:p>
      <text:p text:style-name="Лекция"><text:span text:style-name="T80">Занятие 9.</text:span><text:s/>Формула Байеса. Биномиальная схема независимых испытаний. Формула Бернулли.</text:p>
      <text:p text:style-name="Textbody">Ауд.: ОЛ-3 (вопросы и задачи): 3.35, 3.37, 3.39, 3.40 или</text:p>
      <text:p text:style-name="Textbody">ОЛ-5: 18.325, 18.328, 18.336, 18.343, 18.348.</text:p>
      <text:p text:style-name="Textbody">Дома: ОЛ-3 (вопросы и задачи) 3.34, 3.36, 3.38 или</text:p>
      <text:p text:style-name="Textbody">ОЛ-5: 18.326, 18.332, 18.337, 18.345, 18.349.</text:p>
      <text:p text:style-name="Лекция"><text:span text:style-name="T81">Занятие 1</text:span><text:span text:style-name="T82">0</text:span><text:span text:style-name="T83">.</text:span><text:s/>Законы распределения одномерных случайных величин. Числовые характеристики одномерных случайных величин.</text:p>
      <text:p text:style-name="Textbody">Ауд.: ОЛ-3 (вопросы и задачи): 4.23, 4.20, 4.27, 4.31, 4.35 или</text:p>
      <text:p text:style-name="Textbody">ОЛ-5: 18.258, 18.259, 18.261, 18.267, 18.269, 18.297, 18.352, 18.366.</text:p>
      <text:p text:style-name="Textbody">Дома: ОЛ-3 (вопросы и задачи): 4.24, 4.26, 4.32, 3.34, 4.38 или</text:p>
      <text:p text:style-name="Textbody">ОЛ-5: 18.260, 18.262, 18.268, 18.236, 18.271, 18.299, 18.356, 18.368.</text:p>
      <text:soft-page-break/>
      <text:p text:style-name="Лекция"><text:span text:style-name="T84">Занятие<text:s/></text:span><text:span text:style-name="T85">11</text:span><text:span text:style-name="T86">.</text:span><text:s/>Законы распределения случайных векторов. Числовые характеристики случайных векторов. (математическое ожидание, дисперсия, ковариация, коэффициент корреляции).</text:p>
      <text:p text:style-name="Textbody">Ауд.: ОЛ-3 (вопросы и задачи): 5.29, 5.27, 5.32, 5.33, 5.38, 7.38, 7.39, 7.41.</text:p>
      <text:p text:style-name="Textbody">Дома: ОЛ-3 (вопросы и задачи): 5.35, 5.30, 5.34, 7.40, 7.42, 7.49.</text:p>
      <text:p text:style-name="Лекция"><text:span text:style-name="T87">Занятие 12.</text:span><text:s/>Функции от случайных величин. Функции от случайных векторов.</text:p>
      <text:p text:style-name="Textbody">Ауд.: ОЛ-3 (вопросы и задачи): 6.20, 6.21, 6.22(а), 6.23(а, б), 6.24 или</text:p>
      <text:p text:style-name="Textbody">ОЛ-5; 18.437, 18.444, 18.450, 18.455, 18.498.</text:p>
      <text:p text:style-name="Textbody">Дома: ОЛ-3 (вопросы и задачи): 6.22(в), 6.23(в), 6.25 или</text:p>
      <text:p text:style-name="Textbody">ОЛ-5: 18.438, 18.445, 18.451, 18.456, 18.499.</text:p>
      <text:p text:style-name="Лекция"><text:span text:style-name="T88">Занятие 13.</text:span><text:span text:style-name="T89"><text:s/></text:span>Условные законы распределения. Условные математическое ожидание и дисперсия. Многомерное нормальное распределение.</text:p>
      <text:p text:style-name="Textbody">Ауд.: ОЛ-3 (вопросы и задачи): 8.12, 8.14, 8.16, 8.18, 8.20, 5.36, 5.38 или</text:p>
      <text:p text:style-name="Textbody">ОЛ-5: 18.378, 18.380, 18.404, 18.405, 18.406, 18.507, 19.514, 18.521, 18.529, 18.534, 18.423, 18.431.</text:p>
      <text:p text:style-name="Textbody">Дома: ОЛ-3 (вопросы и задачи): 8.13, 8.15, 8.17, 8.19, 5.37 или</text:p>
      <text:p text:style-name="Textbody">ОЛ-5: 18.381, 18.407, 18.408, 18.409, 18.508, 19.516, 18.522, 18.530, 18.535, 18.424, 18.434.</text:p>
      <text:p text:style-name="Лекция"><text:span text:style-name="T90">Занятие 14.</text:span><text:s/>Неравенства Чебышёва. Закон больших чисел. Центральная предельная теорема. Теорема Муавра<text:span text:style-name="T91"> </text:span>—<text:s/>Лапласа. Метод статистических испытаний.</text:p>
      <text:p text:style-name="Textbody">Ауд.: ОЛ-3 (вопросы и задачи): 9.18, 9.20, 9.21, 9.37 или</text:p>
      <text:p text:style-name="Textbody">ОЛ-5: 18.542, 18.544, 18.550, 19.552, 18.556, 19.557, 18.564, 18.568, 18.581.</text:p>
      <text:p text:style-name="Textbody">Дома: ОЛ-3 (вопросы и задачи):<text:s/>9.36, 9.38 или</text:p>
      <text:p text:style-name="Textbody">ОЛ-5: 18.543, 18.545, 18.551, 18.553, 18.558, 18.560, 18.565, 18.569, 18.570, 18.583.</text:p>
      <text:h text:style-name="Заголовок3" text:outline-level="3">МОДУЛЬ 3: <text:s/>Математическая статистика</text:h>
      <text:p text:style-name="Лекция"><text:span text:style-name="T92">Занятие 15.</text:span><text:span text:style-name="T93"><text:s/></text:span>Метод моментов. Метод максимального правдоподобия.</text:p>
      <text:p text:style-name="Textbody">Ауд.: ОЛ-4 (вопросы и задачи): 2.17, 2.19 или</text:p>
      <text:p text:style-name="Textbody">ОЛ-5: 19.119, 19.121, 19.122, 19.124, 19.126, 19.132, 19.134.</text:p>
      <text:p text:style-name="Textbody">Дома: ОЛ-4 (вопросы и задачи): 2.18 или</text:p>
      <text:p text:style-name="Textbody">ОЛ-5: 19.120, 19.123, 19.125., 19.127, 19.133, 19.135.</text:p>
      <text:p text:style-name="Лекция"><text:span text:style-name="T94">Занятие 16.</text:span><text:s/>Интервальное оценивание.</text:p>
      <text:p text:style-name="Textbody">Ауд:. ОЛ-4 (вопросы и задачи): 3.13, 3.15, 3.17, 3.19, 3.21, 3.23, 3.25, 3.27 или</text:p>
      <text:p text:style-name="Textbody">ОЛ-5: 19.157, 19.159, 19.178, 19.183, 19.185, 19.191, 19.193.</text:p>
      <text:p text:style-name="Textbody">Дома: ОЛ-4 (вопросы и задачи): 3.14, 3.16, 3.18, 3.20, 3.22, 3.24, 3.26, 3.28 или</text:p>
      <text:p text:style-name="Textbody">ОЛ-5: 19.158, 19.160, 19.179., 19.184, 19.186, 19.192, 19.194.</text:p>
      <text:p text:style-name="Лекция"><text:span text:style-name="T95">Занятие 17.</text:span><text:span text:style-name="T96"><text:s/></text:span>Проверка статистических гипотез в нормальной модели.</text:p>
      <text:p text:style-name="Textbody">Ауд.: ОЛ-4 (вопросы и задачи): 4.18, 4.20, 4.22, 4.24, 4.26, 4.28, 4.30, 4.32, 4.34 или</text:p>
      <text:p text:style-name="Textbody">ОЛ-5: 19.206, 19.208, 19.214, 19.219, 19.223, 19.225, 19.245, 19.248, 19.254.</text:p>
      <text:p text:style-name="Textbody">Дома: ОЛ-4 (вопросы и задачи) 4.19, 4.21, 4.23, 4.25, 4.27, 4.29, 4.31, 4.33, 4.35 или</text:p>
      <text:p text:style-name="Textbody">ОЛ-5: 19.207, 19.209, 19.215., 19.221, 19.224, 19.226, 19.246, 19.249, 19.255.</text:p>
      <text:soft-page-break/>
      <text:h text:style-name="Заголовок2" text:outline-level="2">Контрольные мероприятия</text:h>
      <text:h text:style-name="Заголовок3" text:outline-level="3">МОДУЛЬ 1: Кратные интегралы и числовые ряды</text:h>
      <text:p text:style-name="Вопросы">РК: теоретические вопросы, задачи по числовым рядам и кратным интегралам.</text:p>
      <text:p text:style-name="Вопросы">ДЗ: задачи<text:s/>по числовым рядам и кратным интегралам.</text:p>
      <text:h text:style-name="Заголовок3" text:outline-level="3">МОДУЛЬ 2: Теория вероятностей</text:h>
      <text:p text:style-name="Standard"><text:tab/>РК: теоретические вопросы, задачи по теории вероятностей.</text:p>
      <text:p text:style-name="Standard"><text:tab/>ДЗ: задачи по теории вероятностей.</text:p>
      <text:h text:style-name="Заголовок3" text:outline-level="3">МОДУЛЬ 3: Математическая статистика</text:h>
      <text:list text:style-name="WW8Num3">
        <text:list-item text:start-value="1">
          <text:p text:style-name="P97">РК: теоретические вопросы, задачи по математической<text:s/>статистике.</text:p>
        </text:list-item>
      </text:list>
      <text:p text:style-name="Вопросы">ДЗ: задачи по математической статистике.</text:p>
      <text:p text:style-name="P98"><text:span text:style-name="T99">МОДУЛЬ 4:<text:s/></text:span><text:span text:style-name="T100">Экзамен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break-before="page" fo:text-align="center" fo:margin-bottom="0.0416in"/>
      <style:text-properties fo:font-weight="bold" style:font-weight-asian="bold" fo:text-transform="uppercase" fo:font-size="14pt" style:font-size-asian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margin-top="0.1666in" fo:margin-bottom="0.0416in"/>
      <style:text-properties fo:font-weight="bold" style:font-weight-asian="bold" fo:font-style="italic" style:font-style-asian="italic" fo:text-transform="uppercase"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margin-top="0.1666in" fo:margin-bottom="0.0833in"/>
      <style:text-properties fo:font-weight="bold" style:font-weight-asian="bold" fo:font-style="italic" style:font-style-asian="italic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center" fo:margin-top="0.1666in" fo:margin-bottom="0.0833in"/>
      <style:text-properties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опросы" style:display-name="Вопросы" style:family="paragraph" style:parent-style-name="Textbody">
      <style:paragraph-properties style:text-autospace="none" fo:margin-right="0.3222in" fo:text-indent="0.4923in"/>
      <style:text-properties fo:font-size="11pt" style:font-size-asian="11pt" style:font-size-complex="11pt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Литература" style:display-name="Литература" style:family="paragraph" style:parent-style-name="Standard">
      <style:paragraph-properties fo:text-align="justify"/>
      <style:text-properties fo:hyphenate="false"/>
    </style:style>
    <style:style style:name="Лекция" style:display-name="Лекция" style:family="paragraph" style:parent-style-name="Textbody">
      <style:paragraph-properties fo:margin-top="0.0833in" fo:margin-bottom="0in"/>
      <style:text-properties fo:hyphenate="false"/>
    </style: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i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4" style:display-name="WW8Num24">
      <text:list-level-style-number text:level="1" style:num-suffix="." style:num-format="1">
        <style:list-level-properties text:space-before="0.2951in" text:min-label-width="0in" text:list-level-position-and-space-mode="label-alignment">
          <style:list-level-label-alignment text:label-followed-by="listtab" fo:margin-left="0in" fo:text-indent="0.2951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888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Николай Безверхний</meta:initial-creator>
    <dc:creator>User</dc:creator>
    <meta:creation-date>2013-06-05T14:03:00Z</meta:creation-date>
    <dc:date>2014-09-15T13:49:00Z</dc:date>
    <meta:template xlink:href="Normal" xlink:type="simple"/>
    <meta:editing-cycles>3</meta:editing-cycles>
    <meta:editing-duration>PT660S</meta:editing-duration>
    <meta:document-statistic meta:page-count="6" meta:paragraph-count="26" meta:word-count="1947" meta:character-count="13021" meta:row-count="92" meta:non-whitespace-character-count="11100"/>
  </office:meta>
</office:document-meta>
</file>